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8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1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4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5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7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0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1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2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3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5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6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28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29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1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4" style:family="table-cell" style:parent-style-name="Text" style:data-style-name="N0">
      <style:table-cell-properties fo:border="thin solid #D9D9D9" style:vertical-align="middle" fo:wrap-option="wrap" fo:background-color="#BFBFBF" style:repeat-content="false"/>
      <style:paragraph-properties fo:text-align="start" fo:margin-left="0.353cm"/>
    </style:style>
    <style:style style:name="ce3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36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7.46125cm" style:use-optimal-column-width="true"/>
    </style:style>
    <style:style style:name="co3" style:family="table-column">
      <style:table-column-properties fo:break-before="auto" style:column-width="3.22791666666667cm" style:use-optimal-column-width="true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3.83645833333333cm" style:use-optimal-column-width="true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2.98979166666667cm" style:use-optimal-column-width="true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3.38666666666667cm" style:use-optimal-column-width="true"/>
    </style:style>
    <style:style style:name="co11" style:family="table-column">
      <style:table-column-properties fo:break-before="auto" style:column-width="2.619375cm" style:use-optimal-column-width="true"/>
    </style:style>
    <style:style style:name="co12" style:family="table-column">
      <style:table-column-properties fo:break-before="auto" style:column-width="10.7420833333333cm" style:use-optimal-column-width="true"/>
    </style:style>
    <style:style style:name="co13" style:family="table-column">
      <style:table-column-properties fo:break-before="auto" style:column-width="0.44979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6.19125cm"/>
    </style:style>
    <style:style style:name="co16" style:family="table-column">
      <style:table-column-properties fo:break-before="auto" style:column-width="4.70958333333333cm" style:use-optimal-column-width="true"/>
    </style:style>
    <style:style style:name="co17" style:family="table-column">
      <style:table-column-properties fo:break-before="auto" style:column-width="0.423333333333333cm"/>
    </style:style>
    <style:style style:name="co18" style:family="table-column">
      <style:table-column-properties fo:break-before="auto" style:column-width="3.65125cm" style:use-optimal-column-width="true"/>
    </style:style>
    <style:style style:name="co19" style:family="table-column">
      <style:table-column-properties fo:break-before="auto" style:column-width="0.291041666666667cm"/>
    </style:style>
    <style:style style:name="co20" style:family="table-column">
      <style:table-column-properties fo:break-before="auto" style:column-width="3.01625cm" style:use-optimal-column-width="true"/>
    </style:style>
    <style:style style:name="co21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7"/>
        <table:table-column table:style-name="co10" table:default-cell-style-name="ce1"/>
        <table:table-column table:style-name="co11" table:default-cell-style-name="ce2"/>
        <table:table-column table:style-name="co5" table:default-cell-style-name="ce2"/>
        <table:table-column table:style-name="co12" table:default-cell-style-name="ce4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35">
            <text:p>Projecttracker, Xeroderma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office:value-type="string" table:style-name="ce1">
            <text:p>13 gamelab uren p/w</text:p>
          </table:table-cell>
          <table:table-cell office:value-type="string" table:style-name="ce1">
            <text:p><text:s text:c="2"/>4 werkweken over</text:p>
          </table:table-cell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5P</text:p>
          </table:table-cell>
          <table:table-cell table:style-name="ce3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office:value-type="string" table:style-name="ce6">
            <text:p><text:s/>^52 uur total^</text:p>
          </table:table-cell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table:style-name="ce2"/>
          <table:table-cell table:style-name="ce7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office:value-type="string" table:style-name="ce1">
            <text:p>&lt; O = Opermking, Zie meest rechtse balk</text:p>
          </table:table-cell>
          <table:table-cell table:number-columns-repeated="6" table:style-name="ce1"/>
          <table:table-cell table:style-name="ce2"/>
          <table:table-cell table:style-name="ce7"/>
          <table:table-cell table:style-name="ce1"/>
          <table:table-cell table:style-name="ce8"/>
          <table:table-cell table:style-name="ce9"/>
          <table:table-cell table:style-name="ce4"/>
          <table:table-cell table:number-columns-repeated="16370" table:style-name="ce1"/>
        </table:table-row>
        <table:table-row table:style-name="ro3">
          <table:table-cell office:value-type="string" table:style-name="ce1">
            <text:p>v</text:p>
          </table:table-cell>
          <table:table-cell table:number-columns-repeated="4" table:style-name="ce1"/>
          <table:table-cell table:style-name="ce10"/>
          <table:table-cell office:value-type="string" table:style-name="ce11">
            <text:p>in uren</text:p>
          </table:table-cell>
          <table:table-cell table:style-name="ce12"/>
          <table:table-cell office:value-type="string" table:style-name="ce12">
            <text:p>MoSCoW Method</text:p>
          </table:table-cell>
          <table:table-cell table:style-name="ce13">
            <draw:custom-shape svg:x="0.01042in" svg:y="0.19792in" svg:width="0.20083in" svg:height="0.40123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2"/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4">
            <text:p>ProjectAssets</text:p>
          </table:table-cell>
          <table:table-cell office:value-type="string" table:style-name="ce14">
            <text:p>Categorie</text:p>
          </table:table-cell>
          <table:table-cell office:value-type="string" table:style-name="ce14">
            <text:p>Toegewezen aan</text:p>
          </table:table-cell>
          <table:table-cell office:value-type="string" table:style-name="ce14">
            <text:p>Geschat begin</text:p>
          </table:table-cell>
          <table:table-cell office:value-type="string" table:style-name="ce14">
            <text:p>Geschat einde</text:p>
          </table:table-cell>
          <table:table-cell office:value-type="string" table:style-name="ce15">
            <text:p>Geschatte hoeveelheid werk</text:p>
          </table:table-cell>
          <table:table-cell office:value-type="string" table:style-name="ce15">
            <text:p>SprintNmr.</text:p>
          </table:table-cell>
          <table:table-cell office:value-type="string" table:style-name="ce16">
            <text:p>Prioriteit</text:p>
          </table:table-cell>
          <table:table-cell office:value-type="string" table:style-name="ce17">
            <text:p>LEEG</text:p>
          </table:table-cell>
          <table:table-cell office:value-type="string" table:style-name="ce15">
            <text:p>Weeknummer</text:p>
          </table:table-cell>
          <table:table-cell office:value-type="string" table:style-name="ce16">
            <text:p>IsDone</text:p>
          </table:table-cell>
          <table:table-cell office:value-type="string" table:style-name="ce18">
            <text:p>Implemented</text:p>
          </table:table-cell>
          <table:table-cell office:value-type="string" table:style-name="ce14">
            <text:p>Opmerkingen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Axe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27"/>
          <table:table-cell table:style-name="ce25"/>
          <table:table-cell table:style-name="ce28"/>
          <table:table-cell table:style-name="ce24"/>
          <table:table-cell table:style-name="ce29"/>
          <table:table-cell table:style-name="ce30"/>
          <table:table-cell table:number-columns-repeated="16369"/>
        </table:table-row>
        <table:table-row table:style-name="ro3">
          <table:table-cell table:style-name="ce1"/>
          <table:table-cell office:value-type="string" table:style-name="ce19">
            <text:p>Barn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3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Barrel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BeerBottle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Broom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office:value-type="string" table:style-name="ce29">
            <text:p>WitchesBroom</text:p>
          </table:table-cell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hair_00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hair_01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handeli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ouch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Crat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Door_00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9">
            <text:p>Door_01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DuckTap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Steel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SteelBroken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Wood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ence_WoodBroken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owerDead_00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owerDead_01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GlassShattere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Hamm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y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Base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0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1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2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3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4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5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6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7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ouse_Room_08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Sin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Kitchen_Tabl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dd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dderBroke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mp_WallMounted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Mailbox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MainCharact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2" table:style-name="ce24">
            <text:p>1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office:value-type="string" table:style-name="ce29">
            <text:p>Alleen armen, of make Human???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MainEnemy</text:p>
          </table:table-cell>
          <table:table-cell office:value-type="string" table:style-name="ce20">
            <text:p>Alive</text:p>
          </table:table-cell>
          <table:table-cell table:style-name="ce21"/>
          <table:table-cell table:style-name="ce22"/>
          <table:table-cell table:style-name="ce23"/>
          <table:table-cell office:value-type="float" office:value="30" table:style-name="ce24">
            <text:p>3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office:value-type="string" table:style-name="ce29">
            <text:p>Heeft nog een naam nodig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Newspap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ainting_00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ainting_01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ainting_02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Painting_03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ainting_04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iano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itchfor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lan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lankBroke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Rock_00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Rock_01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Rop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aw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crapMetal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crewdriv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ilo</text:p>
          </table:table-cell>
          <table:table-cell office:value-type="string" table:style-name="ce20">
            <text:p>Architecture</text:p>
          </table:table-cell>
          <table:table-cell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Staircas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abl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able_Small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4">
          <table:table-cell/>
          <table:table-cell office:value-type="string" table:style-name="ce19">
            <text:p>Tractor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shca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0</text:p>
          </table:table-cell>
          <table:table-cell office:value-type="string" table:style-name="ce20">
            <text:p>Nature</text:p>
          </table:table-cell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1</text:p>
          </table:table-cell>
          <table:table-cell office:value-type="string" table:style-name="ce20">
            <text:p>Nature</text:p>
          </table:table-cell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_02</text:p>
          </table:table-cell>
          <table:table-cell office:value-type="string" table:style-name="ce20">
            <text:p>Nature</text:p>
          </table:table-cell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eeStump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uck</text:p>
          </table:table-cell>
          <table:table-cell office:value-type="string" table:style-name="ce20">
            <text:p>Prop</text:p>
          </table:table-cell>
          <table:table-cell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Broke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Roun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indow_Squar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Workbench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Standing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amp_Hanging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Kitchen_Closet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Kitchen_Tool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urnac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ireplac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Switch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th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ilet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ouch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n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urtain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gar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Ashtray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Trap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tHol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uck_Evil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hotgun_Broke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oil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earTrap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is_crop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HorseHoof_Rust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owing_Wago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hai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34">
            <text:p>FarmSig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hickenCoop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ickl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ak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e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loset_wallmounte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Staircas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Pip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Des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CorkBoardWallmounte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asement_Newspap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ook_Close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ook_Ope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perNot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encil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ellphone_Broke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.5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_Wallmounte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ellphoneCharger_Deskmounte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ellphon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7" table:style-name="ce24">
            <text:p>7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ockingChai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owerGenerato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0" table:style-name="ce24">
            <text:p>10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Jerryca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oat Rac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ractorAccu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tartCabl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onfederateFlag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Gasmas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6" table:style-name="ce24">
            <text:p>6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leav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Insanity_Bloodspatt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33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dl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Jochem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69" table:style-name="ce24">
            <text:p>69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rrai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5" table:style-name="ce24">
            <text:p>1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alloutShelt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Outhous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riefcas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riefcase_Not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32"/>
          <table:table-cell table:style-name="ce7"/>
          <table:table-cell table:style-name="ce25"/>
          <table:table-cell table:style-name="ce31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MapNot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0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1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_02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eather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loth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lother_Shredde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TimberBlock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Ey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Finger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DrippingBlood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BloodPool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1" table:style-name="ce24">
            <text:p>1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Insanity_Tentacl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office:value-type="string" table:style-name="ce1">
            <text:p>O</text:p>
          </table:table-cell>
          <table:table-cell office:value-type="string" table:style-name="ce19">
            <text:p>Insanity_PFX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5" table:style-name="ce24">
            <text:p>3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office:value-type="string" table:style-name="ce29">
            <text:p>Moet nog uitbreiden hierop</text:p>
          </table:table-cell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PhoneUI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0" table:style-name="ce24">
            <text:p>20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Rug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Contain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Boot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gBodies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HanginRop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reez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Flashlight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 table:style-name="ce1"/>
          <table:table-cell office:value-type="string" table:style-name="ce19">
            <text:p>Lantern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oolbelt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ockpic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af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andl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DOSComput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5" table:style-name="ce24">
            <text:p>5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icycleBell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ookingTim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Boltcutter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3" table:style-name="ce24">
            <text:p>3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TelephonePole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2" table:style-name="ce24">
            <text:p>2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Rugsack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office:value-type="float" office:value="4" table:style-name="ce24">
            <text:p>4</text:p>
          </table:table-cell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GameManger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criptedEvents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Insanity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GUI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oundManager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Manager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Light(class)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InventorySystem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ItemDatabase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Item(class)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layerController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ameraController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CraftingSystem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rticleManager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Particle(class)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7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Behaviour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EnemyVision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Skybox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NoiseMaker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office:value-type="string" table:style-name="ce19">
            <text:p>Flashlight</text:p>
          </table:table-cell>
          <table:table-cell office:value-type="string" table:style-name="ce20">
            <text:p>Script</text:p>
          </table:table-cell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number-rows-repeated="2" table:style-name="ro3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3"/>
          <table:table-cell table:style-name="ce25"/>
          <table:table-cell table:style-name="ce28"/>
          <table:table-cell table:style-name="ce24"/>
          <table:table-cell table:style-name="ce29"/>
          <table:table-cell table:number-columns-repeated="16370"/>
        </table:table-row>
        <table:table-row table:style-name="ro3">
          <table:table-cell/>
          <table:table-cell table:number-columns-repeated="5" table:style-name="ce1"/>
          <table:table-cell table:style-name="ce2"/>
          <table:table-cell table:style-name="ce1"/>
          <table:table-cell table:style-name="ce2"/>
          <table:table-cell table:style-name="ce33"/>
          <table:table-cell table:style-name="ce1"/>
          <table:table-cell table:number-columns-repeated="2" table:style-name="ce2"/>
          <table:table-cell table:style-name="ce4"/>
          <table:table-cell table:number-columns-repeated="16370"/>
        </table:table-row>
        <table:table-row table:number-rows-repeated="1048381" table:style-name="ro3">
          <table:table-cell table:number-columns-repeated="16384"/>
        </table:table-row>
      </table:table>
      <table:table table:name="Instellingen" table:style-name="ta2">
        <table:table-column table:style-name="co1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4" table:number-columns-repeated="16372" table:default-cell-style-name="ce1"/>
        <table:table-row table:style-name="ro5">
          <table:table-cell office:value-type="string" table:style-name="ce36">
            <text:p>Instellingen</text:p>
          </table:table-cell>
          <table:table-cell table:style-name="ce36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37">
            <text:p>Categorie</text:p>
          </table:table-cell>
          <table:table-cell table:style-name="ce38"/>
          <table:table-cell office:value-type="string" table:style-name="ce37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39">
            <text:p>Prop</text:p>
          </table:table-cell>
          <table:table-cell table:style-name="ce1"/>
          <table:table-cell office:value-type="string" table:style-name="ce39">
            <text:p>Sash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Architecture</text:p>
          </table:table-cell>
          <table:table-cell table:style-name="ce1"/>
          <table:table-cell office:value-type="string" table:style-name="ce39">
            <text:p>Victory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Environmental</text:p>
          </table:table-cell>
          <table:table-cell table:style-name="ce1"/>
          <table:table-cell office:value-type="string" table:style-name="ce39">
            <text:p>Quintescence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Nature</text:p>
          </table:table-cell>
          <table:table-cell table:style-name="ce1"/>
          <table:table-cell office:value-type="string" table:style-name="ce39">
            <text:p>Tom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Alive</text:p>
          </table:table-cell>
          <table:table-cell table:style-name="ce1"/>
          <table:table-cell office:value-type="string" table:style-name="ce39">
            <text:p>Mattizo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Sprites</text:p>
          </table:table-cell>
          <table:table-cell table:style-name="ce1"/>
          <table:table-cell office:value-type="string" table:style-name="ce39">
            <text:p>Earth-Ja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Animation</text:p>
          </table:table-cell>
          <table:table-cell table:style-name="ce1"/>
          <table:table-cell office:value-type="string" table:style-name="ce39">
            <text:p>RenRen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Music</text:p>
          </table:table-cell>
          <table:table-cell table:style-name="ce1"/>
          <table:table-cell office:value-type="string" table:style-name="ce39">
            <text:p>Gezamenlij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SoundFX</text:p>
          </table:table-cell>
          <table:table-cell table:style-name="ce1"/>
          <table:table-cell office:value-type="string" table:style-name="ce39">
            <text:p>Artists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ParticleFX</text:p>
          </table:table-cell>
          <table:table-cell table:style-name="ce1"/>
          <table:table-cell office:value-type="string" table:style-name="ce39">
            <text:p>Programmer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Script</text:p>
          </table:table-cell>
          <table:table-cell table:style-name="ce1"/>
          <table:table-cell office:value-type="string" table:style-name="ce39">
            <text:p>Yet to be assigned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39">
            <text:p>Shader</text:p>
          </table:table-cell>
          <table:table-cell table:style-name="ce1"/>
          <table:table-cell office:value-type="string" table:style-name="ce39">
            <text:p>Leeg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39">
            <text:p>PostProcessing</text:p>
          </table:table-cell>
          <table:table-cell table:style-name="ce1"/>
          <table:table-cell table:style-name="ce39"/>
          <table:table-cell table:number-columns-repeated="16380"/>
        </table:table-row>
        <table:table-row table:style-name="ro3">
          <table:table-cell/>
          <table:table-cell office:value-type="string" table:style-name="ce39">
            <text:p>Overig</text:p>
          </table:table-cell>
          <table:table-cell table:style-name="ce1"/>
          <table:table-cell table:style-name="ce39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39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range table:name="Werknemerslijst" table:cell-range-address="Instellingen.$D$5:Instellingen.$D$16" table:base-cell-address="Instellingen.$A$1"/>
      </table:named-expressions>
      <table:database-ranges>
        <table:database-range table:target-range-address="Projecttracker.B5:Projecttracker.N195" table:name="Projecten" table:display-filter-buttons="true">
          <table:sort>
            <table:sort-by table:field-number="0"/>
          </table:sort>
        </table:database-range>
        <table:database-range table:target-range-address="Instellingen.D4:Instellingen.D16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enzo</meta:initial-creator>
    <dc:creator>Tom van het Ende</dc:creator>
    <meta:creation-date>2016-05-10T09:52:08Z</meta:creation-date>
    <dc:date>2017-02-15T10:26:03Z</dc:date>
    <meta:user-defined meta:name="_TemplateID">TC029300419991</meta:user-defined>
  </office:meta>
</office:document-meta>
</file>